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center" draw:textarea-vertical-align="middle" draw:shadow-opacity="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Fine_20_Dashed_20__28_var_29_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5" style:family="graphic" style:parent-style-name="standard">
      <style:graphic-properties draw:stroke="none" svg:stroke-color="#000000" draw:fill="none" draw:fill-color="#ffffff" fo:min-height="1.71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6pt" style:font-size-asian="6pt" style:font-size-complex="6pt"/>
    </style:style>
    <style:style style:name="P5" style:family="paragraph">
      <style:text-properties fo:font-size="7pt" style:font-size-asian="7pt" style:font-size-complex="7pt"/>
    </style:style>
    <style:style style:name="T1" style:family="text">
      <style:text-properties fo:color="#e6e6e6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rect draw:style-name="gr1" draw:text-style-name="P1" draw:layer="layout" svg:width="28.7cm" svg:height="2cm" svg:x="0.5cm" svg:y="18.5cm">
            <text:p/>
          </draw:rect>
          <draw:line draw:style-name="gr2" draw:text-style-name="P1" draw:layer="layout" svg:x1="2.55cm" svg:y1="18.5cm" svg:x2="2.55cm" svg:y2="20.5cm">
            <text:p/>
          </draw:line>
        </draw:g>
        <draw:rect draw:style-name="gr3" draw:text-style-name="P2" draw:layer="layout" svg:width="28.7cm" svg:height="16.5cm" svg:x="0.5cm" svg:y="2cm">
          <text:p text:style-name="P1"><text:span text:style-name="T1">Karte</text:span></text:p>
        </draw:rect>
        <draw:rect draw:style-name="gr4" draw:text-style-name="P1" draw:layer="layout" svg:width="27.7cm" svg:height="15.5cm" svg:x="1cm" svg:y="2.5cm">
          <text:p/>
        </draw:rect>
        <draw:frame draw:style-name="gr5" draw:text-style-name="P4" draw:layer="layout" svg:width="8.7cm" svg:height="1.96cm" svg:x="2.4cm" svg:y="18.5cm">
          <draw:text-box>
            <text:p text:style-name="P3"><text:span text:style-name="T2">Darstellung ohne Gewähr.</text:span></text:p>
            <text:p text:style-name="P3"><text:span text:style-name="T3">Dieser Auszug ist gesetzlich geschützt (§ 3 Abs. 1 VermKatG NW). </text:span></text:p>
            <text:p text:style-name="P3"><text:span text:style-name="T3">Vervielfältigungen, Umarbeitungen, Veröffentlichungen oder die </text:span></text:p>
            <text:p text:style-name="P3"><text:span text:style-name="T3">Weitergabe an Dritte nur mit Zustimmung des Herausgebers, </text:span></text:p>
            <text:p text:style-name="P3"><text:span text:style-name="T3">ausgenommen Vervielfältigungen und Umarbeitungen zur <text:s/>inner-</text:span></text:p>
            <text:p text:style-name="P3"><text:span text:style-name="T3">dienstlichen Verwendung bei Behörden oder zum eigenen Gebrauch.</text:span></text:p>
          </draw:text-box>
        </draw:frame>
        <draw:frame draw:style-name="gr6" draw:text-style-name="P5" draw:layer="layout" svg:width="1.518cm" svg:height="0.526cm" svg:x="20.598cm" svg:y="18.5cm">
          <draw:text-box>
            <text:p><text:span text:style-name="T4">Maßstab:</text:span></text:p>
          </draw:text-box>
        </draw:frame>
        <draw:frame draw:style-name="gr7" draw:text-style-name="P5" draw:layer="layout" svg:width="1.289cm" svg:height="0.526cm" svg:x="20.603cm" svg:y="19.5cm">
          <draw:text-box>
            <text:p><text:span text:style-name="T4">Datum:</text:span></text:p>
          </draw:text-box>
        </draw:frame>
        <draw:line draw:style-name="gr2" draw:text-style-name="P1" draw:layer="layout" svg:x1="9.3cm" svg:y1="18.5cm" svg:x2="9.3cm" svg:y2="20.5cm">
          <text:p/>
        </draw:line>
        <draw:line draw:style-name="gr2" draw:text-style-name="P1" draw:layer="layout" svg:x1="20.7cm" svg:y1="18.5cm" svg:x2="20.7cm" svg:y2="20.5cm">
          <text:p/>
        </draw:line>
        <draw:line draw:style-name="gr2" draw:text-style-name="P1" draw:layer="layout" svg:x1="23.2cm" svg:y1="18.5cm" svg:x2="23.2cm" svg:y2="20.5cm">
          <text:p/>
        </draw:line>
        <draw:line draw:style-name="gr2" draw:text-style-name="P1" draw:layer="layout" svg:x1="20.7cm" svg:y1="19.5cm" svg:x2="23.2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Jörg Thomsen</meta:initial-creator>
    <meta:creation-date>2010-01-21T13:44:00.25</meta:creation-date>
    <dc:date>2011-05-27T14:45:04</dc:date>
    <meta:editing-duration>PT13H04M46S</meta:editing-duration>
    <meta:editing-cycles>68</meta:editing-cycles>
    <meta:generator>OpenOffice.org/3.1$Linux OpenOffice.org_project/310m19$Build-9420</meta:generator>
    <meta:print-date>2011-02-11T16:52:01.29</meta:print-date>
    <meta:printed-by>Gregor Bergrath</meta:printed-by>
    <dc:creator>Astrid Emde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